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9" style:family="text">
      <style:text-properties fo:font-variant="normal" fo:text-transform="none" fo:color="#000000" fo:letter-spacing="normal"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y Hatfield - cxh124730</text:p>
      <text:p text:style-name="Standard">Professor Nhut Nguyen</text:p>
      <text:p text:style-name="Standard">CS-3340.501</text:p>
      <text:p text:style-name="Standard">26 September 2017</text:p>
      <text:p text:style-name="Standard"/>
      <text:p text:style-name="P1">Homework #3 Questions</text:p>
      <text:p text:style-name="P1"/>
      <text:p text:style-name="P2"><text:span text:style-name="T11">2.14:</text:span><text:span text:style-name="T12"> </text:span></text:p>
      <text:p text:style-name="P3"/>
      <text:p text:style-name="P4"><text:span text:style-name="T3">Question:</text:span><text:span text:style-name="T2"> </text:span><text:span text:style-name="T14"><text:s/></text:span></text:p>
      <text:p text:style-name="P7"/>
      <text:p text:style-name="P5"><text:span text:style-name="T15">Answer:</text:span><text:span text:style-name="T13"> </text:span></text:p>
      <text:p text:style-name="P8"/>
      <text:p text:style-name="P8"/>
      <text:p text:style-name="P14"><text:span text:style-name="T16">2.17:</text:span></text:p>
      <text:p text:style-name="P9"/>
      <text:p text:style-name="P4"><text:span text:style-name="T4">Question:</text:span></text:p>
      <text:p text:style-name="P11"/>
      <text:p text:style-name="P6"><text:span text:style-name="T8">Answer:</text:span></text:p>
      <text:p text:style-name="P12"/>
      <text:p text:style-name="P13">2.23:</text:p>
      <text:p text:style-name="P1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1:05:47.30</meta:creation-date>
    <dc:date>2017-09-26T12:50:19.37</dc:date>
    <meta:editing-duration>PT29M35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22" meta:character-count="147"/>
  </office:meta>
</office:document-meta>
</file>